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63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r10" style:family="presentation" style:parent-style-name="Default10-notes">
      <style:graphic-properties draw:fill-color="#ffffff" draw:auto-grow-height="true" fo:min-height="12.572cm"/>
    </style:style>
    <style:style style:name="pr11" style:family="presentation" style:parent-style-name="Default11-notes">
      <style:graphic-properties draw:fill-color="#ffffff" draw:auto-grow-height="true" fo:min-height="12.572cm"/>
    </style:style>
    <style:style style:name="pr12" style:family="presentation" style:parent-style-name="Default12-notes">
      <style:graphic-properties draw:fill-color="#ffffff" draw:auto-grow-height="true" fo:min-height="12.572cm"/>
    </style:style>
    <style:style style:name="pr13" style:family="presentation" style:parent-style-name="Default13-notes">
      <style:graphic-properties draw:fill-color="#ffffff" draw:auto-grow-height="true" fo:min-height="12.572cm"/>
    </style:style>
    <style:style style:name="pr14" style:family="presentation" style:parent-style-name="Default14-notes">
      <style:graphic-properties draw:fill-color="#ffffff" draw:auto-grow-height="true" fo:min-height="12.572cm"/>
    </style:style>
    <style:style style:name="pr15" style:family="presentation" style:parent-style-name="Default15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Segoe UI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paragraph-properties fo:text-align="center"/>
      <style:text-properties style:font-name="Segoe UI Semibold" fo:font-size="15pt" style:font-size-asian="15pt" style:font-size-complex="15pt"/>
    </style:style>
    <style:style style:name="P9" style:family="paragraph">
      <loext:graphic-properties draw:fill="none" draw:fill-color="#ffffff"/>
      <style:text-properties style:font-name="Segoe UI Semibold" fo:font-size="15pt" style:font-size-asian="15pt" style:font-size-complex="15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style:font-name="Segoe UI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" fo:font-size="36pt" fo:font-weight="normal" style:font-size-asian="36pt" style:font-weight-asian="normal" style:font-size-complex="36pt" style:font-weight-complex="normal"/>
    </style:style>
    <style:style style:name="T6" style:family="text">
      <style:text-properties fo:color="#000000" style:font-name="Segoe UI" fo:font-size="36pt" fo:font-weight="bold" style:font-size-asian="36pt" style:font-weight-asian="bold" style:font-size-complex="36pt" style:font-weight-complex="bold"/>
    </style:style>
    <style:style style:name="T7" style:family="text">
      <style:text-properties style:font-name="Segoe UI" fo:font-size="36pt" fo:font-weight="normal" style:font-size-asian="36pt" style:font-weight-asian="normal" style:font-size-complex="36pt" style:font-weight-complex="normal"/>
    </style:style>
    <style:style style:name="T8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9" style:family="text">
      <style:text-properties style:font-name="Segoe UI Semibold" fo:font-size="15pt" style:font-size-asian="15pt" style:font-size-complex="15pt"/>
    </style:style>
    <style:style style:name="T10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892cm" svg:height="3.063cm" svg:x="1.524cm" svg:y="1.016cm">
          <draw:text-box>
            <text:p text:style-name="P1"><text:span text:style-name="T1">HYMN #450</text:span></text:p>
            <text:p text:style-name="P1"><text:span text:style-name="T2">“</text:span><text:span text:style-name="T2">O Sacred Head, Now Wounded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4" draw:layer="layout" svg:width="24.892cm" svg:height="7.011cm" svg:x="1.524cm" svg:y="0.762cm">
          <draw:text-box>
            <text:p text:style-name="P1"><text:span text:style-name="T3">1. </text:span><text:span text:style-name="T4">O sacred Head, now wounded,</text:span></text:p>
            <text:p text:style-name="P1"><text:span text:style-name="T4">With grief and shame weighed down,</text:span></text:p>
            <text:p text:style-name="P1"><text:span text:style-name="T4">Now scornfully surrounded</text:span></text:p>
            <text:p text:style-name="P1"><text:span text:style-name="T4">With thorns, Thine only crow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3" draw:text-style-name="P4" draw:layer="layout" svg:width="24.892cm" svg:height="7.011cm" svg:x="1.524cm" svg:y="0.762cm">
          <draw:text-box>
            <text:p text:style-name="P1"><text:span text:style-name="T4">O sacred Head, what glory,</text:span></text:p>
            <text:p text:style-name="P1"><text:span text:style-name="T4">What bliss, till now was Thine!</text:span></text:p>
            <text:p text:style-name="P1"><text:span text:style-name="T4">Yet, though despised and gory,</text:span></text:p>
            <text:p text:style-name="P1"><text:span text:style-name="T4">I joy to call Thee min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3" draw:text-style-name="P5" draw:layer="layout" svg:width="24.892cm" svg:height="7.011cm" svg:x="1.524cm" svg:y="1.016cm">
          <draw:text-box>
            <text:p text:style-name="P1"><text:span text:style-name="T5">2. </text:span><text:span text:style-name="T6">How pale Thou art with anguish,</text:span></text:p>
            <text:p text:style-name="P1"><text:span text:style-name="T6">With sore abuse and scorn!</text:span></text:p>
            <text:p text:style-name="P1"><text:span text:style-name="T6">How doth Thy face now languish</text:span></text:p>
            <text:p text:style-name="P1"><text:span text:style-name="T6">That once was bright as morn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3" draw:text-style-name="P5" draw:layer="layout" svg:width="24.892cm" svg:height="7.011cm" svg:x="1.524cm" svg:y="1.016cm">
          <draw:text-box>
            <text:p text:style-name="P1"><text:span text:style-name="T6">Grim death, with cruel rigor,</text:span></text:p>
            <text:p text:style-name="P1"><text:span text:style-name="T6">Hath robbed Thee of Thy life;</text:span></text:p>
            <text:p text:style-name="P1"><text:span text:style-name="T6">Thus Thou hast lost Thy vigor,</text:span></text:p>
            <text:p text:style-name="P1"><text:span text:style-name="T6">Thy strength, in this sad strif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3" draw:text-style-name="P6" draw:layer="layout" svg:width="24.892cm" svg:height="7.011cm" svg:x="1.524cm" svg:y="1.016cm">
          <draw:text-box>
            <text:p text:style-name="P1"><text:span text:style-name="T7">3. </text:span><text:span text:style-name="T8">What Thou, my Lord, hast suffered</text:span></text:p>
            <text:p text:style-name="P1"><text:span text:style-name="T8">Was all for sinners’ <text:s/>gain;</text:span></text:p>
            <text:p text:style-name="P1"><text:span text:style-name="T8">Mine, mine was the transgression,</text:span></text:p>
            <text:p text:style-name="P1"><text:span text:style-name="T8">But Thine the deadly pa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3" draw:text-style-name="P6" draw:layer="layout" svg:width="24.892cm" svg:height="7.011cm" svg:x="1.524cm" svg:y="1.016cm">
          <draw:text-box>
            <text:p text:style-name="P1"><text:span text:style-name="T8">Lo, here I fall, my Savior!</text:span></text:p>
            <text:p text:style-name="P1"><text:span text:style-name="T8">‘</text:span><text:span text:style-name="T8">Tis I deserve Thy place;</text:span></text:p>
            <text:p text:style-name="P1"><text:span text:style-name="T8">Look on me with Thy favor,</text:span></text:p>
            <text:p text:style-name="P1"><text:span text:style-name="T8">And grant to me Thy gr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8">
        <draw:frame draw:style-name="gr3" draw:text-style-name="P6" draw:layer="layout" svg:width="24.892cm" svg:height="7.011cm" svg:x="1.524cm" svg:y="1.016cm">
          <draw:text-box>
            <text:p text:style-name="P1"><text:span text:style-name="T7">4. </text:span><text:span text:style-name="T8">My Shepherd, now receive me;</text:span></text:p>
            <text:p text:style-name="P1"><text:span text:style-name="T8">My Guardian, own me Thine.</text:span></text:p>
            <text:p text:style-name="P1"><text:span text:style-name="T8">Great blessings Thou didst give me,</text:span></text:p>
            <text:p text:style-name="P1"><text:span text:style-name="T8">O Source of gifts divi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">
        <draw:frame draw:style-name="gr3" draw:text-style-name="P6" draw:layer="layout" svg:width="24.892cm" svg:height="7.011cm" svg:x="1.524cm" svg:y="1.016cm">
          <draw:text-box>
            <text:p text:style-name="P1"><text:span text:style-name="T8">Thy lips have often fed me</text:span></text:p>
            <text:p text:style-name="P1"><text:span text:style-name="T8">With words of truth and love;</text:span></text:p>
            <text:p text:style-name="P1"><text:span text:style-name="T8">Thy Spirit oft hath led me</text:span></text:p>
            <text:p text:style-name="P1"><text:span text:style-name="T8">To heav’nly joys abo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10">
        <draw:frame draw:style-name="gr3" draw:text-style-name="P6" draw:layer="layout" svg:width="24.892cm" svg:height="7.011cm" svg:x="1.524cm" svg:y="1.016cm">
          <draw:text-box>
            <text:p text:style-name="P1"><text:span text:style-name="T7">5. </text:span><text:span text:style-name="T8">What language shall I borrow</text:span></text:p>
            <text:p text:style-name="P1"><text:span text:style-name="T8">To thank Thee, dearest Friend,</text:span></text:p>
            <text:p text:style-name="P1"><text:span text:style-name="T8">For this Thy dying sorrow,</text:span></text:p>
            <text:p text:style-name="P1"><text:span text:style-name="T8">Thy pity without end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1">
        <draw:frame draw:style-name="gr3" draw:text-style-name="P6" draw:layer="layout" svg:width="24.892cm" svg:height="7.011cm" svg:x="1.524cm" svg:y="1.016cm">
          <draw:text-box>
            <text:p text:style-name="P1"><text:span text:style-name="T8">O make me Thine forever!</text:span></text:p>
            <text:p text:style-name="P1"><text:span text:style-name="T8">And should I fainting be,</text:span></text:p>
            <text:p text:style-name="P1"><text:span text:style-name="T8">Lord, let me never, never,</text:span></text:p>
            <text:p text:style-name="P1"><text:span text:style-name="T8">Outlive my love for Th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12">
        <draw:frame draw:style-name="gr3" draw:text-style-name="P6" draw:layer="layout" svg:width="24.892cm" svg:height="7.011cm" svg:x="1.524cm" svg:y="1.016cm">
          <draw:text-box>
            <text:p text:style-name="P1"><text:span text:style-name="T7">6. </text:span><text:span text:style-name="T8">My Savior, be Thou near me</text:span></text:p>
            <text:p text:style-name="P1"><text:span text:style-name="T8">When death is at my door;</text:span></text:p>
            <text:p text:style-name="P1"><text:span text:style-name="T8">Then let Thy presence cheer me,</text:span></text:p>
            <text:p text:style-name="P1"><text:span text:style-name="T8">Forsake me nevermor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13">
        <draw:frame draw:style-name="gr3" draw:text-style-name="P6" draw:layer="layout" svg:width="24.892cm" svg:height="7.011cm" svg:x="1.524cm" svg:y="1.016cm">
          <draw:text-box>
            <text:p text:style-name="P1"><text:span text:style-name="T8">When soul and body languish,</text:span></text:p>
            <text:p text:style-name="P1"><text:span text:style-name="T8">O leave me not alone,</text:span></text:p>
            <text:p text:style-name="P1"><text:span text:style-name="T8">But take away mine anguish</text:span></text:p>
            <text:p text:style-name="P1"><text:span text:style-name="T8">By virtue of Thine own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14">
        <draw:frame draw:style-name="gr3" draw:text-style-name="P8" draw:layer="layout" svg:width="24.892cm" svg:height="7.011cm" svg:x="1.524cm" svg:y="1.016cm">
          <draw:text-box>
            <text:p text:style-name="P1"><text:span text:style-name="T7">7. </text:span><text:span text:style-name="T8">Be Thou my consolation,</text:span></text:p>
            <text:p text:style-name="P1"><text:span text:style-name="T8">My shield, when I must die;</text:span></text:p>
            <text:p text:style-name="P1"><text:span text:style-name="T8">Remind me of Thy passion</text:span></text:p>
            <text:p text:style-name="P1"><text:span text:style-name="T8">When my last hour draws nig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15">
        <draw:frame draw:style-name="gr4" draw:text-style-name="P9" draw:layer="layout" svg:width="24.892cm" svg:height="12.88cm" svg:x="1.524cm" svg:y="1.016cm">
          <draw:text-box>
            <text:p text:style-name="P1"><text:span text:style-name="T8">Mine eyes shall then behold Thee,</text:span></text:p>
            <text:p text:style-name="P1"><text:span text:style-name="T8">Upon Thy cross shall dwell,</text:span></text:p>
            <text:p text:style-name="P1"><text:span text:style-name="T8">My heart by faith enfold Thee.</text:span></text:p>
            <text:p text:style-name="P1"><text:span text:style-name="T8">Who dieth thus dies well.</text:span></text:p>
            <text:p><text:span text:style-name="T9"/></text:p>
            <text:p><text:span text:style-name="T9"/></text:p>
            <text:p><text:span text:style-name="T9"/></text:p>
            <text:p><text:span text:style-name="T10"><text:s text:c="10"/></text:span><text:span text:style-name="T10">1941 Concordia Publishing House.</text:span></text:p>
            <text:p><text:span text:style-name="T10"><text:s text:c="10"/></text:span><text:span text:style-name="T10">Used by permission:</text:span></text:p>
            <text:p><text:span text:style-name="T10"><text:s text:c="10"/></text:span><text:span text:style-name="T10">LSB Hymn License</text:span></text:p>
            <text:p><text:span text:style-name="T10"><text:s text:c="10"/></text:span><text:span text:style-name="T10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shrink-to-fit" style:shrink-to-fit="tru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4-outline1" style:family="presentation">
      <style:graphic-properties draw:stroke="none" draw:fill="none" draw:auto-grow-height="false" draw:fit-to-size="shrink-to-fit" style:shrink-to-fit="true">
        <text:list-style style:name="Default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outline2" style:family="presentation" style:parent-style-name="Default1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4-outline3" style:family="presentation" style:parent-style-name="Default1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4-outline4" style:family="presentation" style:parent-style-name="Default1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4-outline5" style:family="presentation" style:parent-style-name="Default1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6" style:family="presentation" style:parent-style-name="Default1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7" style:family="presentation" style:parent-style-name="Default1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8" style:family="presentation" style:parent-style-name="Default1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9" style:family="presentation" style:parent-style-name="Default1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subtitle" style:family="presentation">
      <style:graphic-properties draw:stroke="none" draw:fill="none" draw:textarea-vertical-align="middle">
        <text:list-style style:name="Default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title" style:family="presentation">
      <style:graphic-properties draw:stroke="none" draw:fill="none" draw:textarea-vertical-align="middle">
        <text:list-style style:name="Default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5-outline1" style:family="presentation">
      <style:graphic-properties draw:stroke="none" draw:fill="none" draw:auto-grow-height="false" draw:fit-to-size="shrink-to-fit" style:shrink-to-fit="true">
        <text:list-style style:name="Default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outline2" style:family="presentation" style:parent-style-name="Default1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5-outline3" style:family="presentation" style:parent-style-name="Default1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5-outline4" style:family="presentation" style:parent-style-name="Default1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5-outline5" style:family="presentation" style:parent-style-name="Default1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6" style:family="presentation" style:parent-style-name="Default1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7" style:family="presentation" style:parent-style-name="Default1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8" style:family="presentation" style:parent-style-name="Default1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9" style:family="presentation" style:parent-style-name="Default1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subtitle" style:family="presentation">
      <style:graphic-properties draw:stroke="none" draw:fill="none" draw:textarea-vertical-align="middle">
        <text:list-style style:name="Default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title" style:family="presentation">
      <style:graphic-properties draw:stroke="none" draw:fill="none" draw:textarea-vertical-align="middle">
        <text:list-style style:name="Default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Default14-backgroundobjects">
      <style:graphic-properties draw:stroke="none" draw:fill="none" draw:fill-color="#ffffff" draw:auto-grow-height="false" fo:min-height="1.449cm"/>
    </style:style>
    <style:style style:name="Mpr44" style:family="presentation" style:parent-style-name="Default14-backgroundobjects">
      <style:graphic-properties draw:stroke="none" draw:fill="none" draw:fill-color="#ffffff" draw:auto-grow-height="false" fo:min-height="1.397cm"/>
    </style:style>
    <style:style style:name="Mpr45" style:family="presentation" style:parent-style-name="Default14-backgroundobjects">
      <style:graphic-properties draw:stroke="none" draw:fill="none" draw:fill-color="#ffffff" draw:textarea-vertical-align="bottom" draw:auto-grow-height="false" fo:min-height="1.397cm"/>
    </style:style>
    <style:style style:name="Mpr46" style:family="presentation" style:parent-style-name="Default15-backgroundobjects">
      <style:graphic-properties draw:stroke="none" draw:fill="none" draw:fill-color="#ffffff" draw:auto-grow-height="false" fo:min-height="1.449cm"/>
    </style:style>
    <style:style style:name="Mpr47" style:family="presentation" style:parent-style-name="Default15-backgroundobjects">
      <style:graphic-properties draw:stroke="none" draw:fill="none" draw:fill-color="#ffffff" draw:auto-grow-height="false" fo:min-height="1.397cm"/>
    </style:style>
    <style:style style:name="Mpr48" style:family="presentation" style:parent-style-name="Default1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2"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2"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4" style:page-layout-name="PM1" draw:style-name="Mdp2">
      <draw:frame presentation:style-name="Default14-title" draw:layer="backgroundobjects" svg:width="25.199cm" svg:height="2.63cm" svg:x="1.4cm" svg:y="0.627cm" presentation:class="title" presentation:placeholder="true">
        <draw:text-box/>
      </draw:frame>
      <draw:frame presentation:style-name="Default14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4-title" draw:layer="backgroundobjects" svg:width="13.968cm" svg:height="10.476cm" svg:x="3.81cm" svg:y="2.123cm" presentation:class="page"/>
        <draw:frame presentation:style-name="Default14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5" style:page-layout-name="PM1" draw:style-name="Mdp2">
      <draw:frame presentation:style-name="Default15-title" draw:layer="backgroundobjects" svg:width="25.199cm" svg:height="2.63cm" svg:x="1.4cm" svg:y="0.627cm" presentation:class="title" presentation:placeholder="true">
        <draw:text-box/>
      </draw:frame>
      <draw:frame presentation:style-name="Default15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5-title" draw:layer="backgroundobjects" svg:width="13.968cm" svg:height="10.476cm" svg:x="3.81cm" svg:y="2.123cm" presentation:class="page"/>
        <draw:frame presentation:style-name="Default15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3T15:09:23.962000000</meta:creation-date>
    <dc:date>2019-04-16T12:41:06.603000000</dc:date>
    <meta:editing-duration>PT1H44M10S</meta:editing-duration>
    <meta:editing-cycles>8</meta:editing-cycles>
    <meta:generator>LibreOffice/6.1.5.2$Windows_X86_64 LibreOffice_project/90f8dcf33c87b3705e78202e3df5142b201bd805</meta:generator>
    <meta:document-statistic meta:object-count="246"/>
  </office:meta>
</office:document-meta>
</file>